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101b96030" style:family="table" style:master-page-name="ta-mp-0x7fa101b96030">
      <style:table-properties table:display="true" style:writing-mode="lr-tb"/>
    </style:style>
    <style:style style:name="ta-0x7fa101b96220" style:family="table" style:master-page-name="ta-mp-0x7fa101b96220">
      <style:table-properties table:display="true" style:writing-mode="lr-tb"/>
    </style:style>
    <style:style style:name="ta-0x7fa101b96410" style:family="table" style:master-page-name="ta-mp-0x7fa101b96410">
      <style:table-properties table:display="true" style:writing-mode="lr-tb"/>
    </style:style>
    <style:style style:name="ta-0x7fa101b96600" style:family="table" style:master-page-name="ta-mp-0x7fa101b96600">
      <style:table-properties table:display="true" style:writing-mode="lr-tb"/>
    </style:style>
    <style:style style:name="ta-0x7fa101b967f0" style:family="table" style:master-page-name="ta-mp-0x7fa101b967f0">
      <style:table-properties table:display="true" style:writing-mode="lr-tb"/>
    </style:style>
    <style:style style:name="ta-0x7fa101b969e0" style:family="table" style:master-page-name="ta-mp-0x7fa101b96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101b7a0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1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3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4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55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1b7a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9f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1b7a8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c4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f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1b7a9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d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0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b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ae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2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4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7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b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1b7b5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9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c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6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a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d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f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36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6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b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1b7c1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4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8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2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5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7c9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3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7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a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2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da255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8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b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6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9a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d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f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2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6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5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1ba7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10da260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4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7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1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53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10da268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9.00pt" style:use-optimal-column-width="fals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7.7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121.50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a101b8183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101c25a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101c288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101c2c75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a101b96030" table:print="false">
        <office:forms form:automatic-focus="false" form:apply-design-mode="false">
          <form:form/>
        </office:forms>
        <table:table-column table:default-cell-style-name="ACE-0x7fa101b79f90" table:style-name="ACOL-1"/>
        <table:table-column table:style-name="ACOL-0" table:number-columns-repeated="127"/>
        <table:table-row table:style-name="AROW-0">
          <table:table-cell table:style-name="ACE-0x7fa101b7a0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a101b7a1e0" table:content-validation-name="VAL-0x7fa101b818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a101b7a308" table:content-validation-name="VAL-0x7fa101c25a5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a101b7a430" table:content-validation-name="VAL-0x7fa101c28810" office:value-type="string">
            <text:p>VerifyAdvanceSearchPage</text:p>
          </table:table-cell>
          <table:table-cell table:number-columns-repeated="127" table:style-name="Gnumeric-default"/>
        </table:table-row>
        <table:table-row table:style-name="AROW-0">
          <table:table-cell table:style-name="ACE-0x7fa101b7a55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a101b7a680" table:content-validation-name="VAL-0x7fa101c2c75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a101b96220" table:print="false">
        <office:forms form:automatic-focus="false" form:apply-design-mode="false">
          <form:form/>
        </office:forms>
        <table:table-column table:default-cell-style-name="ACE-0x7fa101b7a7a8" table:style-name="ACOL-3"/>
        <table:table-column table:default-cell-style-name="ACE-0x7fa101b7a7a8" table:style-name="ACOL-4"/>
        <table:table-column table:default-cell-style-name="ACE-0x7fa101b7a7a8" table:style-name="ACOL-5"/>
        <table:table-column table:default-cell-style-name="ACE-0x7fa101b7a7a8" table:style-name="ACOL-6"/>
        <table:table-column table:default-cell-style-name="ACE-0x7fa101b7a7a8" table:style-name="ACOL-7" table:number-columns-repeated="2"/>
        <table:table-column table:default-cell-style-name="ACE-0x7fa101b7a7a8" table:style-name="ACOL-8"/>
        <table:table-column table:default-cell-style-name="ACE-0x7fa101b7a7a8" table:style-name="ACOL-9"/>
        <table:table-column table:default-cell-style-name="ACE-0x7fa101ba7140" table:style-name="ACOL-0" table:number-columns-repeated="120"/>
        <table:table-row table:style-name="AROW-0">
          <table:table-cell table:style-name="ACE-0x7fa101b7a8d0" office:value-type="string">
            <text:p>User Name</text:p>
          </table:table-cell>
          <table:table-cell table:style-name="ACE-0x7fa101b7a9f8" office:value-type="string">
            <text:p>Password</text:p>
          </table:table-cell>
          <table:table-cell table:style-name="ACE-0x7fa101b7ab20" office:value-type="string">
            <text:p>SearchTextName</text:p>
          </table:table-cell>
          <table:table-cell table:number-columns-repeated="5" table:style-name="ACE-0x7fa101b7a7a8"/>
          <table:table-cell table:number-columns-repeated="120" table:style-name="ACE-0x7fa101ba7140"/>
        </table:table-row>
        <table:table-row table:style-name="AROW-0">
          <table:table-cell table:style-name="ACE-0x7fa101b7ac48" office:value-type="string">
            <text:p>testshopclue@sc.com</text:p>
          </table:table-cell>
          <table:table-cell table:style-name="ACE-0x7fa101b7ad70" office:value-type="float" office:value="123456">
            <text:p>123456</text:p>
          </table:table-cell>
          <table:table-cell table:style-name="ACE-0x7fa101b7ae98" office:value-type="string">
            <text:p>Shirt</text:p>
          </table:table-cell>
          <table:table-cell table:number-columns-repeated="5" table:style-name="ACE-0x7fa101b7a7a8"/>
          <table:table-cell table:number-columns-repeated="120" table:style-name="ACE-0x7fa101ba7140"/>
        </table:table-row>
        <table:table-row table:style-name="AROW-0">
          <table:table-cell table:style-name="ACE-0x7fa101b7afc0" office:value-type="string">
            <text:p>testshopclue@sc.com</text:p>
          </table:table-cell>
          <table:table-cell table:style-name="ACE-0x7fa101b7b0e8" office:value-type="float" office:value="123456">
            <text:p>123456</text:p>
          </table:table-cell>
          <table:table-cell table:style-name="ACE-0x7fa101b7b210"/>
          <table:table-cell table:number-columns-repeated="5" table:style-name="ACE-0x7fa101b7a7a8"/>
          <table:table-cell table:number-columns-repeated="120" table:style-name="ACE-0x7fa101ba7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a101ba7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a101b96410" table:print="false">
        <office:forms form:automatic-focus="false" form:apply-design-mode="false">
          <form:form/>
        </office:forms>
        <table:table-column table:default-cell-style-name="ACE-0x7fa101b7b338" table:style-name="ACOL-10"/>
        <table:table-column table:default-cell-style-name="ACE-0x7fa101b7b338" table:style-name="ACOL-4"/>
        <table:table-column table:default-cell-style-name="ACE-0x7fa101b7b338" table:style-name="ACOL-5"/>
        <table:table-column table:default-cell-style-name="ACE-0x7fa101b7b338" table:style-name="ACOL-6"/>
        <table:table-column table:default-cell-style-name="ACE-0x7fa101b7b338" table:style-name="ACOL-7" table:number-columns-repeated="2"/>
        <table:table-column table:default-cell-style-name="ACE-0x7fa101b7b338" table:style-name="ACOL-8"/>
        <table:table-column table:default-cell-style-name="ACE-0x7fa101b7b338" table:style-name="ACOL-9"/>
        <table:table-column table:default-cell-style-name="ACE-0x7fa101ba7268" table:style-name="ACOL-0" table:number-columns-repeated="120"/>
        <table:table-row table:style-name="AROW-0">
          <table:table-cell table:style-name="ACE-0x7fa101b7b460" office:value-type="string">
            <text:p>User Name</text:p>
          </table:table-cell>
          <table:table-cell table:style-name="ACE-0x7fa101b7b588" office:value-type="string">
            <text:p>Password</text:p>
          </table:table-cell>
          <table:table-cell table:style-name="ACE-0x7fa101b7b6b0" office:value-type="string">
            <text:p>SearchTextName</text:p>
          </table:table-cell>
          <table:table-cell table:number-columns-repeated="5" table:style-name="ACE-0x7fa101b7b338"/>
          <table:table-cell table:number-columns-repeated="120" table:style-name="ACE-0x7fa101ba7268"/>
        </table:table-row>
        <table:table-row table:style-name="AROW-0">
          <table:table-cell table:style-name="ACE-0x7fa101b7b7d8" office:value-type="string">
            <text:p>testshopclue@sc.com</text:p>
          </table:table-cell>
          <table:table-cell table:style-name="ACE-0x7fa101b7b900" office:value-type="float" office:value="123456">
            <text:p>123456</text:p>
          </table:table-cell>
          <table:table-cell table:style-name="ACE-0x7fa101b7ba28" office:value-type="string">
            <text:p>Shirt</text:p>
          </table:table-cell>
          <table:table-cell table:number-columns-repeated="5" table:style-name="ACE-0x7fa101b7b338"/>
          <table:table-cell table:number-columns-repeated="120" table:style-name="ACE-0x7fa101ba7268"/>
        </table:table-row>
        <table:table-row table:style-name="AROW-0">
          <table:table-cell table:style-name="ACE-0x7fa101b7bb50" office:value-type="string">
            <text:p>testshopclue@sc.com</text:p>
          </table:table-cell>
          <table:table-cell table:style-name="ACE-0x7fa101b7bc78" office:value-type="float" office:value="123456">
            <text:p>123456</text:p>
          </table:table-cell>
          <table:table-cell table:style-name="ACE-0x7fa101b7bda0"/>
          <table:table-cell table:number-columns-repeated="5" table:style-name="ACE-0x7fa101b7b338"/>
          <table:table-cell table:number-columns-repeated="120" table:style-name="ACE-0x7fa101ba726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a101ba7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a101b96600" table:print="false">
        <office:forms form:automatic-focus="false" form:apply-design-mode="false">
          <form:form/>
        </office:forms>
        <table:table-column table:default-cell-style-name="ACE-0x7fa101b7bec8" table:style-name="ACOL-10"/>
        <table:table-column table:default-cell-style-name="ACE-0x7fa101b7bec8" table:style-name="ACOL-4"/>
        <table:table-column table:default-cell-style-name="ACE-0x7fa101b7bec8" table:style-name="ACOL-5"/>
        <table:table-column table:default-cell-style-name="ACE-0x7fa101b7bec8" table:style-name="ACOL-6"/>
        <table:table-column table:default-cell-style-name="ACE-0x7fa101b7bec8" table:style-name="ACOL-7" table:number-columns-repeated="2"/>
        <table:table-column table:default-cell-style-name="ACE-0x7fa101b7bec8" table:style-name="ACOL-8"/>
        <table:table-column table:default-cell-style-name="ACE-0x7fa101b7bec8" table:style-name="ACOL-9"/>
        <table:table-column table:default-cell-style-name="ACE-0x7fa101ba7390" table:style-name="ACOL-0" table:number-columns-repeated="120"/>
        <table:table-row table:style-name="AROW-0">
          <table:table-cell table:style-name="ACE-0x7fa101b7bff0" office:value-type="string">
            <text:p>User Name</text:p>
          </table:table-cell>
          <table:table-cell table:style-name="ACE-0x7fa101b7c118" office:value-type="string">
            <text:p>Password</text:p>
          </table:table-cell>
          <table:table-cell table:style-name="ACE-0x7fa101b7c240" office:value-type="string">
            <text:p>SearchTextName</text:p>
          </table:table-cell>
          <table:table-cell table:number-columns-repeated="5" table:style-name="ACE-0x7fa101b7bec8"/>
          <table:table-cell table:number-columns-repeated="120" table:style-name="ACE-0x7fa101ba7390"/>
        </table:table-row>
        <table:table-row table:style-name="AROW-0">
          <table:table-cell table:style-name="ACE-0x7fa101b7c368" office:value-type="string">
            <text:p>testshopclue@sc.com</text:p>
          </table:table-cell>
          <table:table-cell table:style-name="ACE-0x7fa101b7c490" office:value-type="float" office:value="123456">
            <text:p>123456</text:p>
          </table:table-cell>
          <table:table-cell table:style-name="ACE-0x7fa101b7c5b8" office:value-type="string">
            <text:p>Shirt</text:p>
          </table:table-cell>
          <table:table-cell table:number-columns-repeated="5" table:style-name="ACE-0x7fa101b7bec8"/>
          <table:table-cell table:number-columns-repeated="120" table:style-name="ACE-0x7fa101ba7390"/>
        </table:table-row>
        <table:table-row table:style-name="AROW-0">
          <table:table-cell table:style-name="ACE-0x7fa101b7c6e0" office:value-type="string">
            <text:p>testshopclue@sc.com</text:p>
          </table:table-cell>
          <table:table-cell table:style-name="ACE-0x7fa101b7c808" office:value-type="float" office:value="123456">
            <text:p>123456</text:p>
          </table:table-cell>
          <table:table-cell table:style-name="ACE-0x7fa101b7c930"/>
          <table:table-cell table:number-columns-repeated="5" table:style-name="ACE-0x7fa101b7bec8"/>
          <table:table-cell table:number-columns-repeated="120" table:style-name="ACE-0x7fa101ba739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a101ba7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a101b967f0" table:print="false">
        <office:forms form:automatic-focus="false" form:apply-design-mode="false">
          <form:form/>
        </office:forms>
        <table:table-column table:default-cell-style-name="ACE-0x7fa10da252b8" table:style-name="ACOL-10"/>
        <table:table-column table:default-cell-style-name="ACE-0x7fa10da252b8" table:style-name="ACOL-4"/>
        <table:table-column table:default-cell-style-name="ACE-0x7fa10da252b8" table:style-name="ACOL-5"/>
        <table:table-column table:default-cell-style-name="ACE-0x7fa10da252b8" table:style-name="ACOL-6"/>
        <table:table-column table:default-cell-style-name="ACE-0x7fa10da252b8" table:style-name="ACOL-7" table:number-columns-repeated="2"/>
        <table:table-column table:default-cell-style-name="ACE-0x7fa10da252b8" table:style-name="ACOL-8"/>
        <table:table-column table:default-cell-style-name="ACE-0x7fa10da252b8" table:style-name="ACOL-9"/>
        <table:table-column table:default-cell-style-name="ACE-0x7fa101ba74b8" table:style-name="ACOL-0" table:number-columns-repeated="120"/>
        <table:table-row table:style-name="AROW-0">
          <table:table-cell table:style-name="ACE-0x7fa10da253e0" office:value-type="string">
            <text:p>User Name</text:p>
          </table:table-cell>
          <table:table-cell table:style-name="ACE-0x7fa10da25508" office:value-type="string">
            <text:p>Password</text:p>
          </table:table-cell>
          <table:table-cell table:style-name="ACE-0x7fa10da25630" office:value-type="string">
            <text:p>SearchTextName</text:p>
          </table:table-cell>
          <table:table-cell table:number-columns-repeated="5" table:style-name="ACE-0x7fa10da252b8"/>
          <table:table-cell table:number-columns-repeated="120" table:style-name="ACE-0x7fa101ba74b8"/>
        </table:table-row>
        <table:table-row table:style-name="AROW-0">
          <table:table-cell table:style-name="ACE-0x7fa10da25758" office:value-type="string">
            <text:p>testshopclue@sc.com</text:p>
          </table:table-cell>
          <table:table-cell table:style-name="ACE-0x7fa10da25880" office:value-type="float" office:value="123456">
            <text:p>123456</text:p>
          </table:table-cell>
          <table:table-cell table:style-name="ACE-0x7fa10da259a8" office:value-type="string">
            <text:p>Shirt</text:p>
          </table:table-cell>
          <table:table-cell table:number-columns-repeated="5" table:style-name="ACE-0x7fa10da252b8"/>
          <table:table-cell table:number-columns-repeated="120" table:style-name="ACE-0x7fa101ba74b8"/>
        </table:table-row>
        <table:table-row table:style-name="AROW-0">
          <table:table-cell table:style-name="ACE-0x7fa10da25ad0" office:value-type="string">
            <text:p>testshopclue@sc.com</text:p>
          </table:table-cell>
          <table:table-cell table:style-name="ACE-0x7fa10da25bf8" office:value-type="float" office:value="123456">
            <text:p>123456</text:p>
          </table:table-cell>
          <table:table-cell table:style-name="ACE-0x7fa10da25d20"/>
          <table:table-cell table:number-columns-repeated="5" table:style-name="ACE-0x7fa10da252b8"/>
          <table:table-cell table:number-columns-repeated="120" table:style-name="ACE-0x7fa101ba74b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a101ba7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a101b969e0" table:print="false">
        <office:forms form:automatic-focus="false" form:apply-design-mode="false">
          <form:form/>
        </office:forms>
        <table:table-column table:default-cell-style-name="ACE-0x7fa10da25e48" table:style-name="ACOL-10"/>
        <table:table-column table:default-cell-style-name="ACE-0x7fa10da25e48" table:style-name="ACOL-4"/>
        <table:table-column table:default-cell-style-name="ACE-0x7fa10da25e48" table:style-name="ACOL-5"/>
        <table:table-column table:default-cell-style-name="ACE-0x7fa10da25e48" table:style-name="ACOL-6"/>
        <table:table-column table:default-cell-style-name="ACE-0x7fa10da25e48" table:style-name="ACOL-7" table:number-columns-repeated="2"/>
        <table:table-column table:default-cell-style-name="ACE-0x7fa10da25e48" table:style-name="ACOL-8"/>
        <table:table-column table:default-cell-style-name="ACE-0x7fa10da25e48" table:style-name="ACOL-9"/>
        <table:table-column table:default-cell-style-name="ACE-0x7fa101ba75e0" table:style-name="ACOL-0" table:number-columns-repeated="120"/>
        <table:table-row table:style-name="AROW-0">
          <table:table-cell table:style-name="ACE-0x7fa10da25f70" office:value-type="string">
            <text:p>User Name</text:p>
          </table:table-cell>
          <table:table-cell table:style-name="ACE-0x7fa10da26098" office:value-type="string">
            <text:p>Password</text:p>
          </table:table-cell>
          <table:table-cell table:style-name="ACE-0x7fa10da261c0" office:value-type="string">
            <text:p>SearchTextName</text:p>
          </table:table-cell>
          <table:table-cell table:number-columns-repeated="5" table:style-name="ACE-0x7fa10da25e48"/>
          <table:table-cell table:number-columns-repeated="120" table:style-name="ACE-0x7fa101ba75e0"/>
        </table:table-row>
        <table:table-row table:style-name="AROW-0">
          <table:table-cell table:style-name="ACE-0x7fa10da262e8" office:value-type="string">
            <text:p>testshopclue@sc.com</text:p>
          </table:table-cell>
          <table:table-cell table:style-name="ACE-0x7fa10da26410" office:value-type="float" office:value="123456">
            <text:p>123456</text:p>
          </table:table-cell>
          <table:table-cell table:style-name="ACE-0x7fa10da26538" office:value-type="string">
            <text:p>Shirt</text:p>
          </table:table-cell>
          <table:table-cell table:number-columns-repeated="5" table:style-name="ACE-0x7fa10da25e48"/>
          <table:table-cell table:number-columns-repeated="120" table:style-name="ACE-0x7fa101ba75e0"/>
        </table:table-row>
        <table:table-row table:style-name="AROW-0">
          <table:table-cell table:style-name="ACE-0x7fa10da26660" office:value-type="string">
            <text:p>testshopclue@sc.com</text:p>
          </table:table-cell>
          <table:table-cell table:style-name="ACE-0x7fa10da26788" office:value-type="float" office:value="123456">
            <text:p>123456</text:p>
          </table:table-cell>
          <table:table-cell table:style-name="ACE-0x7fa10da268b0"/>
          <table:table-cell table:number-columns-repeated="5" table:style-name="ACE-0x7fa10da25e48"/>
          <table:table-cell table:number-columns-repeated="120" table:style-name="ACE-0x7fa101ba75e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a101ba7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a101b7f4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101b92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1019f6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10a8be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10a87d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101b4b2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101b96030" style:display-name="TestCase" style:page-layout-name="pl-0x7fa101b7f4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101b96220" style:display-name="AQA1_TestData" style:page-layout-name="pl-0x7fa101b92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101b96410" style:display-name="AQA2_TestData" style:page-layout-name="pl-0x7fa1019f6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101b96600" style:display-name="AQA3_TestData" style:page-layout-name="pl-0x7fa10a8be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101b967f0" style:display-name="AQA4_TestData" style:page-layout-name="pl-0x7fa10a87d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101b969e0" style:display-name="AQA5_TestData" style:page-layout-name="pl-0x7fa101b4b2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17:4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